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17cm" style:rel-width="100%" table:align="center"/>
    </style:style>
    <style:style style:name="Tabla1.A" style:family="table-column">
      <style:table-column-properties style:column-width="0.393cm" style:rel-column-width="1513*"/>
    </style:style>
    <style:style style:name="Tabla1.B" style:family="table-column">
      <style:table-column-properties style:column-width="1.413cm" style:rel-column-width="5445*"/>
    </style:style>
    <style:style style:name="Tabla1.C" style:family="table-column">
      <style:table-column-properties style:column-width="1.889cm" style:rel-column-width="7285*"/>
    </style:style>
    <style:style style:name="Tabla1.D" style:family="table-column">
      <style:table-column-properties style:column-width="1.568cm" style:rel-column-width="6047*"/>
    </style:style>
    <style:style style:name="Tabla1.E" style:family="table-column">
      <style:table-column-properties style:column-width="1.27cm" style:rel-column-width="4893*"/>
    </style:style>
    <style:style style:name="Tabla1.F" style:family="table-column">
      <style:table-column-properties style:column-width="1.672cm" style:rel-column-width="6448*"/>
    </style:style>
    <style:style style:name="Tabla1.G" style:family="table-column">
      <style:table-column-properties style:column-width="4.514cm" style:rel-column-width="17397*"/>
    </style:style>
    <style:style style:name="Tabla1.H" style:family="table-column">
      <style:table-column-properties style:column-width="0.919cm" style:rel-column-width="3546*"/>
    </style:style>
    <style:style style:name="Tabla1.J" style:family="table-column">
      <style:table-column-properties style:column-width="0.318cm" style:rel-column-width="1221*"/>
    </style:style>
    <style:style style:name="Tabla1.L" style:family="table-column">
      <style:table-column-properties style:column-width="0.236cm" style:rel-column-width="911*"/>
    </style:style>
    <style:style style:name="Tabla1.M" style:family="table-column">
      <style:table-column-properties style:column-width="0.968cm" style:rel-column-width="3730*"/>
    </style:style>
    <style:style style:name="Tabla1.1" style:family="table-row">
      <style:table-row-properties fo:background-color="#ffefd5">
        <style:background-image/>
      </style:table-row-properties>
    </style:style>
    <style:style style:name="Tabla1.A1" style:family="table-cell">
      <style:table-cell-properties style:vertical-align="middle" fo:padding="0.049cm" fo:border="none"/>
    </style:style>
    <style:style style:name="Tabla1.2" style:family="table-row">
      <style:table-row-properties fo:background-color="#fdf5e6">
        <style:background-image/>
      </style:table-row-properties>
    </style:style>
    <style:style style:name="P1" style:family="paragraph" style:parent-style-name="Table_20_Contents">
      <style:paragraph-properties fo:text-align="center" style:justify-single-word="false"/>
      <style:text-properties fo:color="#800000" fo:font-size="7pt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paragraph-properties fo:margin-top="0cm" fo:margin-bottom="0.499cm"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size="7pt"/>
    </style:style>
    <style:style style:name="T2" style:family="text">
      <style:text-properties fo:color="#800000"/>
    </style:style>
    <style:style style:name="T3" style:family="text">
      <style:text-properties fo:color="#800000" fo:font-size="7pt"/>
    </style:style>
    <style:style style:name="fr1" style:family="graphic" style:parent-style-name="Graphics">
      <style:graphic-properties fo:margin-left="0.106cm" fo:margin-right="0.106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adron 37470 nc: 192N-0238-016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 table:number-columns-repeated="2"/>
        <table:table-column table:style-name="Tabla1.J"/>
        <table:table-column table:style-name="Tabla1.H"/>
        <table:table-column table:style-name="Tabla1.L"/>
        <table:table-column table:style-name="Tabla1.M"/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1/2003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34555513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2/2003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0.80</text:span></text:span></text:p>
          </table:table-cell>
          <table:table-cell table:style-name="Tabla1.A1" office:value-type="string">
            <text:p text:style-name="P3"><text:span text:style-name="Strong_20_Emphasis"><text:span text:style-name="T3">49.76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60.56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" text:anchor-type="as-char" svg:width="0.265cm" svg:height="0.265cm" draw:z-index="0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6/2002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34010327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12/2002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0.80</text:span></text:span></text:p>
          </table:table-cell>
          <table:table-cell table:style-name="Tabla1.A1" office:value-type="string">
            <text:p text:style-name="P3"><text:span text:style-name="Strong_20_Emphasis"><text:span text:style-name="T3">50.34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61.14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" text:anchor-type="as-char" svg:width="0.265cm" svg:height="0.265cm" draw:z-index="1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5/2002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33462521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10/2002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0.80</text:span></text:span></text:p>
          </table:table-cell>
          <table:table-cell table:style-name="Tabla1.A1" office:value-type="string">
            <text:p text:style-name="P3"><text:span text:style-name="Strong_20_Emphasis"><text:span text:style-name="T3">50.91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61.71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3" text:anchor-type="as-char" svg:width="0.265cm" svg:height="0.265cm" draw:z-index="2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4/2002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30629027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2/08/2002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0.80</text:span></text:span></text:p>
          </table:table-cell>
          <table:table-cell table:style-name="Tabla1.A1" office:value-type="string">
            <text:p text:style-name="P3"><text:span text:style-name="Strong_20_Emphasis"><text:span text:style-name="T3">51.46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62.26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4" text:anchor-type="as-char" svg:width="0.265cm" svg:height="0.265cm" draw:z-index="3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3/2002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30163160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6/2002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0.80</text:span></text:span></text:p>
          </table:table-cell>
          <table:table-cell table:style-name="Tabla1.A1" office:value-type="string">
            <text:p text:style-name="P3"><text:span text:style-name="Strong_20_Emphasis"><text:span text:style-name="T3">52.04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62.84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5" text:anchor-type="as-char" svg:width="0.265cm" svg:height="0.265cm" draw:z-index="4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2/2002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9701179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4/2002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0.80</text:span></text:span></text:p>
          </table:table-cell>
          <table:table-cell table:style-name="Tabla1.A1" office:value-type="string">
            <text:p text:style-name="P3"><text:span text:style-name="Strong_20_Emphasis"><text:span text:style-name="T3">52.61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63.41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6" text:anchor-type="as-char" svg:width="0.265cm" svg:height="0.265cm" draw:z-index="5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1/2002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9234009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1/02/2002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0.80</text:span></text:span></text:p>
          </table:table-cell>
          <table:table-cell table:style-name="Tabla1.A1" office:value-type="string">
            <text:p text:style-name="P3"><text:span text:style-name="Strong_20_Emphasis"><text:span text:style-name="T3">53.15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63.95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7" text:anchor-type="as-char" svg:width="0.265cm" svg:height="0.265cm" draw:z-index="6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6/2001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8754886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1/12/2001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0.80</text:span></text:span></text:p>
          </table:table-cell>
          <table:table-cell table:style-name="Tabla1.A1" office:value-type="string">
            <text:p text:style-name="P3"><text:span text:style-name="Strong_20_Emphasis"><text:span text:style-name="T3">53.72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64.52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8" text:anchor-type="as-char" svg:width="0.265cm" svg:height="0.265cm" draw:z-index="7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5/2001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8285641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10/2001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0.80</text:span></text:span></text:p>
          </table:table-cell>
          <table:table-cell table:style-name="Tabla1.A1" office:value-type="string">
            <text:p text:style-name="P3"><text:span text:style-name="Strong_20_Emphasis"><text:span text:style-name="T3">54.30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65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9" text:anchor-type="as-char" svg:width="0.265cm" svg:height="0.265cm" draw:z-index="8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4/2001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7826397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8/2001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0.80</text:span></text:span></text:p>
          </table:table-cell>
          <table:table-cell table:style-name="Tabla1.A1" office:value-type="string">
            <text:p text:style-name="P3"><text:span text:style-name="Strong_20_Emphasis"><text:span text:style-name="T3">54.86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65.66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0" text:anchor-type="as-char" svg:width="0.265cm" svg:height="0.265cm" draw:z-index="9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3/2001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7364612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6/2001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0.80</text:span></text:span></text:p>
          </table:table-cell>
          <table:table-cell table:style-name="Tabla1.A1" office:value-type="string">
            <text:p text:style-name="P3"><text:span text:style-name="Strong_20_Emphasis"><text:span text:style-name="T3">55.43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66.23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1" text:anchor-type="as-char" svg:width="0.265cm" svg:height="0.265cm" draw:z-index="10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2/2001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6906330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4/2001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0.80</text:span></text:span></text:p>
          </table:table-cell>
          <table:table-cell table:style-name="Tabla1.A1" office:value-type="string">
            <text:p text:style-name="P3"><text:span text:style-name="Strong_20_Emphasis"><text:span text:style-name="T3">56.00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66.8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2" text:anchor-type="as-char" svg:width="0.265cm" svg:height="0.265cm" draw:z-index="11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1/2001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00427594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2/02/2001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0.80</text:span></text:span></text:p>
          </table:table-cell>
          <table:table-cell table:style-name="Tabla1.A1" office:value-type="string">
            <text:p text:style-name="P3"><text:span text:style-name="Strong_20_Emphasis"><text:span text:style-name="T3">56.53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67.33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3" text:anchor-type="as-char" svg:width="0.265cm" svg:height="0.265cm" draw:z-index="12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6/2000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234970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1/12/2000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0.80</text:span></text:span></text:p>
          </table:table-cell>
          <table:table-cell table:style-name="Tabla1.A1" office:value-type="string">
            <text:p text:style-name="P3"><text:span text:style-name="Strong_20_Emphasis"><text:span text:style-name="T3">57.11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67.91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4" text:anchor-type="as-char" svg:width="0.265cm" svg:height="0.265cm" draw:z-index="13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5/2000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225523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10/2000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0.80</text:span></text:span></text:p>
          </table:table-cell>
          <table:table-cell table:style-name="Tabla1.A1" office:value-type="string">
            <text:p text:style-name="P3"><text:span text:style-name="Strong_20_Emphasis"><text:span text:style-name="T3">57.6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68.49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5" text:anchor-type="as-char" svg:width="0.265cm" svg:height="0.265cm" draw:z-index="14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4/2000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219116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8/2000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0.80</text:span></text:span></text:p>
          </table:table-cell>
          <table:table-cell table:style-name="Tabla1.A1" office:value-type="string">
            <text:p text:style-name="P3"><text:span text:style-name="Strong_20_Emphasis"><text:span text:style-name="T3">58.25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69.05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6" text:anchor-type="as-char" svg:width="0.265cm" svg:height="0.265cm" draw:z-index="15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3/2000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208694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2/06/2000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0.80</text:span></text:span></text:p>
          </table:table-cell>
          <table:table-cell table:style-name="Tabla1.A1" office:value-type="string">
            <text:p text:style-name="P3"><text:span text:style-name="Strong_20_Emphasis"><text:span text:style-name="T3">58.80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69.6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7" text:anchor-type="as-char" svg:width="0.265cm" svg:height="0.265cm" draw:z-index="16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2/2000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2633812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4/2000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0.80</text:span></text:span></text:p>
          </table:table-cell>
          <table:table-cell table:style-name="Tabla1.A1" office:value-type="string">
            <text:p text:style-name="P3"><text:span text:style-name="Strong_20_Emphasis"><text:span text:style-name="T3">59.3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70.19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8" text:anchor-type="as-char" svg:width="0.265cm" svg:height="0.265cm" draw:z-index="17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1/2000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210413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2/2000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0.80</text:span></text:span></text:p>
          </table:table-cell>
          <table:table-cell table:style-name="Tabla1.A1" office:value-type="string">
            <text:p text:style-name="P3"><text:span text:style-name="Strong_20_Emphasis"><text:span text:style-name="T3">59.94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70.74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9" text:anchor-type="as-char" svg:width="0.265cm" svg:height="0.265cm" draw:z-index="18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6/1999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185040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12/1999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0.80</text:span></text:span></text:p>
          </table:table-cell>
          <table:table-cell table:style-name="Tabla1.A1" office:value-type="string">
            <text:p text:style-name="P3"><text:span text:style-name="Strong_20_Emphasis"><text:span text:style-name="T3">60.52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71.32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0" text:anchor-type="as-char" svg:width="0.265cm" svg:height="0.265cm" draw:z-index="19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5/1999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176986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1/10/1999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0.80</text:span></text:span></text:p>
          </table:table-cell>
          <table:table-cell table:style-name="Tabla1.A1" office:value-type="string">
            <text:p text:style-name="P3"><text:span text:style-name="Strong_20_Emphasis"><text:span text:style-name="T3">61.08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71.88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1" text:anchor-type="as-char" svg:width="0.265cm" svg:height="0.265cm" draw:z-index="20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4/1999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166656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8/1999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0.80</text:span></text:span></text:p>
          </table:table-cell>
          <table:table-cell table:style-name="Tabla1.A1" office:value-type="string">
            <text:p text:style-name="P3"><text:span text:style-name="Strong_20_Emphasis"><text:span text:style-name="T3">61.65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72.45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2" text:anchor-type="as-char" svg:width="0.265cm" svg:height="0.265cm" draw:z-index="21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3/1999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160480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6/1999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0.80</text:span></text:span></text:p>
          </table:table-cell>
          <table:table-cell table:style-name="Tabla1.A1" office:value-type="string">
            <text:p text:style-name="P3"><text:span text:style-name="Strong_20_Emphasis"><text:span text:style-name="T3">62.22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73.02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3" text:anchor-type="as-char" svg:width="0.265cm" svg:height="0.265cm" draw:z-index="22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ext:soft-page-break/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2/1999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143250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2/04/1999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0.80</text:span></text:span></text:p>
          </table:table-cell>
          <table:table-cell table:style-name="Tabla1.A1" office:value-type="string">
            <text:p text:style-name="P3"><text:span text:style-name="Strong_20_Emphasis"><text:span text:style-name="T3">62.77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73.57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4" text:anchor-type="as-char" svg:width="0.265cm" svg:height="0.265cm" draw:z-index="23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1/1999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135613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2/1999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0.80</text:span></text:span></text:p>
          </table:table-cell>
          <table:table-cell table:style-name="Tabla1.A1" office:value-type="string">
            <text:p text:style-name="P3"><text:span text:style-name="Strong_20_Emphasis"><text:span text:style-name="T3">63.33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74.13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5" text:anchor-type="as-char" svg:width="0.265cm" svg:height="0.265cm" draw:z-index="24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6/1998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125676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12/1998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1.20</text:span></text:span></text:p>
          </table:table-cell>
          <table:table-cell table:style-name="Tabla1.A1" office:value-type="string">
            <text:p text:style-name="P3"><text:span text:style-name="Strong_20_Emphasis"><text:span text:style-name="T3">66.28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77.48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6" text:anchor-type="as-char" svg:width="0.265cm" svg:height="0.265cm" draw:z-index="25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5/1998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120896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2/10/1998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0.80</text:span></text:span></text:p>
          </table:table-cell>
          <table:table-cell table:style-name="Tabla1.A1" office:value-type="string">
            <text:p text:style-name="P3"><text:span text:style-name="Strong_20_Emphasis"><text:span text:style-name="T3">64.46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75.26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7" text:anchor-type="as-char" svg:width="0.265cm" svg:height="0.265cm" draw:z-index="26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4/1998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106339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8/1998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0.80</text:span></text:span></text:p>
          </table:table-cell>
          <table:table-cell table:style-name="Tabla1.A1" office:value-type="string">
            <text:p text:style-name="P3"><text:span text:style-name="Strong_20_Emphasis"><text:span text:style-name="T3">65.04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75.84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8" text:anchor-type="as-char" svg:width="0.265cm" svg:height="0.265cm" draw:z-index="27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3/1998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098528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6/1998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0.80</text:span></text:span></text:p>
          </table:table-cell>
          <table:table-cell table:style-name="Tabla1.A1" office:value-type="string">
            <text:p text:style-name="P3"><text:span text:style-name="Strong_20_Emphasis"><text:span text:style-name="T3">65.61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76.41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9" text:anchor-type="as-char" svg:width="0.265cm" svg:height="0.265cm" draw:z-index="28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2/1998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088256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4/1998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0.80</text:span></text:span></text:p>
          </table:table-cell>
          <table:table-cell table:style-name="Tabla1.A1" office:value-type="string">
            <text:p text:style-name="P3"><text:span text:style-name="Strong_20_Emphasis"><text:span text:style-name="T3">66.18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76.98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30" text:anchor-type="as-char" svg:width="0.265cm" svg:height="0.265cm" draw:z-index="29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1/1998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074817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2/1998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0.80</text:span></text:span></text:p>
          </table:table-cell>
          <table:table-cell table:style-name="Tabla1.A1" office:value-type="string">
            <text:p text:style-name="P3"><text:span text:style-name="Strong_20_Emphasis"><text:span text:style-name="T3">66.72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77.52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31" text:anchor-type="as-char" svg:width="0.265cm" svg:height="0.265cm" draw:z-index="30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6/1997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066246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12/1997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0.80</text:span></text:span></text:p>
          </table:table-cell>
          <table:table-cell table:style-name="Tabla1.A1" office:value-type="string">
            <text:p text:style-name="P3"><text:span text:style-name="Strong_20_Emphasis"><text:span text:style-name="T3">67.30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78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32" text:anchor-type="as-char" svg:width="0.265cm" svg:height="0.265cm" draw:z-index="31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5/1997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059370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10/1997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0.80</text:span></text:span></text:p>
          </table:table-cell>
          <table:table-cell table:style-name="Tabla1.A1" office:value-type="string">
            <text:p text:style-name="P3"><text:span text:style-name="Strong_20_Emphasis"><text:span text:style-name="T3">67.87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78.67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33" text:anchor-type="as-char" svg:width="0.265cm" svg:height="0.265cm" draw:z-index="32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4/1997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051990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1/08/1997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0.80</text:span></text:span></text:p>
          </table:table-cell>
          <table:table-cell table:style-name="Tabla1.A1" office:value-type="string">
            <text:p text:style-name="P3"><text:span text:style-name="Strong_20_Emphasis"><text:span text:style-name="T3">68.42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79.22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34" text:anchor-type="as-char" svg:width="0.265cm" svg:height="0.265cm" draw:z-index="33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3/1997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042056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6/1997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0.80</text:span></text:span></text:p>
          </table:table-cell>
          <table:table-cell table:style-name="Tabla1.A1" office:value-type="string">
            <text:p text:style-name="P3"><text:span text:style-name="Strong_20_Emphasis"><text:span text:style-name="T3">69.00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79.8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35" text:anchor-type="as-char" svg:width="0.265cm" svg:height="0.265cm" draw:z-index="34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2/1997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027933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4/1997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0.80</text:span></text:span></text:p>
          </table:table-cell>
          <table:table-cell table:style-name="Tabla1.A1" office:value-type="string">
            <text:p text:style-name="P3"><text:span text:style-name="Strong_20_Emphasis"><text:span text:style-name="T3">69.57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80.37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36" text:anchor-type="as-char" svg:width="0.265cm" svg:height="0.265cm" draw:z-index="35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1/1997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2559050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2/1997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0.80</text:span></text:span></text:p>
          </table:table-cell>
          <table:table-cell table:style-name="Tabla1.A1" office:value-type="string">
            <text:p text:style-name="P3"><text:span text:style-name="Strong_20_Emphasis"><text:span text:style-name="T3">70.12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80.92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37" text:anchor-type="as-char" svg:width="0.265cm" svg:height="0.265cm" draw:z-index="36"><draw:image xlink:href="file:///C:/Documents%20and%20Settings/images/verifica_web2.gif" xlink:type="simple" xlink:show="embed" xlink:actuate="onLoad"/></draw:frame></text:span></text:span></text:p>
          </table:table-cell>
        </table:table-row>
      </table:table>
      <text:p text:style-name="Standard">olicitamos cambio de estado de los periodos 1/1997 a 1/2003 que se <text:s/>encuentran adeudados <text:s/>judicial y no tienen un numero de ficha asociado y para su prescripci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scb mscb</meta:initial-creator>
    <meta:creation-date>2017-10-12T14:33:40.37</meta:creation-date>
    <meta:document-statistic meta:table-count="1" meta:image-count="37" meta:object-count="0" meta:page-count="2" meta:paragraph-count="446" meta:word-count="512" meta:character-count="3446"/>
    <dc:date>2017-10-12T14:36:10.06</dc:date>
    <dc:creator>mscb mscb</dc:creator>
    <meta:editing-duration>PT2M29S</meta:editing-duration>
    <meta:editing-cycles>1</meta:editing-cycles>
    <meta:generator>OpenOffice/4.0.0$Win32 OpenOffice.org_project/400m3$Build-9702</meta:generator>
  </office:meta>
</office:document-meta>
</file>